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7cm"/>
    </style:style>
    <style:style style:name="co2" style:family="table-column">
      <style:table-column-properties fo:break-before="auto" style:column-width="1.42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3.052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2.635cm"/>
    </style:style>
    <style:style style:name="co7" style:family="table-column">
      <style:table-column-properties fo:break-before="auto" style:column-width="2.886cm"/>
    </style:style>
    <style:style style:name="co8" style:family="table-column">
      <style:table-column-properties fo:break-before="auto" style:column-width="1.697cm"/>
    </style:style>
    <style:style style:name="co9" style:family="table-column">
      <style:table-column-properties fo:break-before="auto" style:column-width="3.362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025cm"/>
    </style:style>
    <style:style style:name="co12" style:family="table-column">
      <style:table-column-properties fo:break-before="auto" style:column-width="3.722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0.446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number-columns-repeated="2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quarter</text:p>
          </table:table-cell>
          <table:table-cell office:value-type="string">
            <text:p>10Q</text:p>
          </table:table-cell>
          <table:table-cell office:value-type="string">
            <text:p>NewsRelease</text:p>
          </table:table-cell>
          <table:table-cell office:value-type="string">
            <text:p>Filing <text:s/>date</text:p>
          </table:table-cell>
          <table:table-cell office:value-type="string">
            <text:p>report date</text:p>
          </table:table-cell>
          <table:table-cell office:value-type="string">
            <text:p>Assets (milions)</text:p>
          </table:table-cell>
          <table:table-cell office:value-type="string">
            <text:p>liabilities</text:p>
          </table:table-cell>
          <table:table-cell office:value-type="string">
            <text:p>Stockholder Equity</text:p>
          </table:table-cell>
          <table:table-cell office:value-type="string">
            <text:p>Net sales</text:p>
          </table:table-cell>
          <table:table-cell office:value-type="string">
            <text:p>cost of sales</text:p>
          </table:table-cell>
          <table:table-cell office:value-type="string">
            <text:p>gross profit</text:p>
          </table:table-cell>
          <table:table-cell office:value-type="string">
            <text:p>Operating loss / earnings</text:p>
          </table:table-cell>
          <table:table-cell office:value-type="string">
            <text:p>Net Gain / Loss</text:p>
          </table:table-cell>
          <table:table-cell office:value-type="string">
            <text:p>Weighted Average Shares Outstanding</text:p>
          </table:table-cell>
          <table:table-cell office:value-type="string">
            <text:p>DRS</text:p>
          </table:table-cell>
          <table:table-cell office:value-type="string">
            <text:p>comment</text:p>
          </table:table-cell>
          <table:table-cell office:value-type="string">
            <text:p>Net earnings / losses <text:s/>per share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Q1</text:p>
          </table:table-cell>
          <table:table-cell office:value-type="string">
            <text:p>https://investor.gamestop.com/sec-filings/sec-filing/10-q/0001326380-20-000060</text:p>
          </table:table-cell>
          <table:table-cell office:value-type="string">
            <text:p>https://investor.gamestop.com/news-releases/news-release-details/gamestop-reports-first-quarter-results</text:p>
          </table:table-cell>
          <table:table-cell table:style-name="ce1" office:value-type="date" office:date-value="2020-06-09">
            <text:p>2020-06-09</text:p>
          </table:table-cell>
          <table:table-cell table:style-name="ce1" office:value-type="date" office:date-value="2020-05-02">
            <text:p>2020-05-02</text:p>
          </table:table-cell>
          <table:table-cell office:value-type="float" office:value="2469">
            <text:p>2469</text:p>
          </table:table-cell>
          <table:table-cell office:value-type="float" office:value="2034">
            <text:p>2034</text:p>
          </table:table-cell>
          <table:table-cell office:value-type="float" office:value="435">
            <text:p>435</text:p>
          </table:table-cell>
          <table:table-cell office:value-type="float" office:value="1021">
            <text:p>1021</text:p>
          </table:table-cell>
          <table:table-cell office:value-type="float" office:value="738.6">
            <text:p>738.6</text:p>
          </table:table-cell>
          <table:table-cell table:style-name="ce2" table:formula="of:=[.J4]-[.K4]" office:value-type="float" office:value="282.4">
            <text:p>282.4</text:p>
          </table:table-cell>
          <table:table-cell office:value-type="float" office:value="-108">
            <text:p>-108</text:p>
          </table:table-cell>
          <table:table-cell office:value-type="float" office:value="-165.7">
            <text:p>-165.7</text:p>
          </table:table-cell>
          <table:table-cell office:value-type="float" office:value="64.5">
            <text:p>64.5</text:p>
          </table:table-cell>
          <table:table-cell table:number-columns-repeated="2"/>
          <table:table-cell office:value-type="float" office:value="-2.57">
            <text:p>-2.57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Q2</text:p>
          </table:table-cell>
          <table:table-cell office:value-type="string">
            <text:p>https://investor.gamestop.com/sec-filings/sec-filing/10-q/0001326380-20-000119</text:p>
          </table:table-cell>
          <table:table-cell office:value-type="string">
            <text:p>https://investor.gamestop.com/news-releases/news-release-details/gamestop-reports-second-quarter-results-and-strong-progress</text:p>
          </table:table-cell>
          <table:table-cell table:style-name="ce1" office:value-type="date" office:date-value="2020-09-09">
            <text:p>2020-09-09</text:p>
          </table:table-cell>
          <table:table-cell table:style-name="ce1" office:value-type="date" office:date-value="2020-08-01">
            <text:p>2020-08-01</text:p>
          </table:table-cell>
          <table:table-cell office:value-type="float" office:value="2375.2">
            <text:p>2375.2</text:p>
          </table:table-cell>
          <table:table-cell office:value-type="float" office:value="2022.9">
            <text:p>2022.9</text:p>
          </table:table-cell>
          <table:table-cell office:value-type="float" office:value="352.3">
            <text:p>352.3</text:p>
          </table:table-cell>
          <table:table-cell office:value-type="float" office:value="942">
            <text:p>942</text:p>
          </table:table-cell>
          <table:table-cell office:value-type="float" office:value="689.8">
            <text:p>689.8</text:p>
          </table:table-cell>
          <table:table-cell table:style-name="ce2" table:formula="of:=[.J5]-[.K5]" office:value-type="float" office:value="252.2">
            <text:p>252.2</text:p>
          </table:table-cell>
          <table:table-cell office:value-type="float" office:value="-85.6">
            <text:p>-85.6</text:p>
          </table:table-cell>
          <table:table-cell office:value-type="float" office:value="-111.3">
            <text:p>-111.3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-1.71">
            <text:p>-1.71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Q3</text:p>
          </table:table-cell>
          <table:table-cell office:value-type="string">
            <text:p>https://investor.gamestop.com/sec-filings/sec-filing/10-q/0001326380-20-000134</text:p>
          </table:table-cell>
          <table:table-cell office:value-type="string">
            <text:p>https://investor.gamestop.com/news-releases/news-release-details/gamestop-reports-third-quarter-results-positive-start-fourth</text:p>
          </table:table-cell>
          <table:table-cell table:style-name="ce1" office:value-type="date" office:date-value="2020-12-08">
            <text:p>2020-12-08</text:p>
          </table:table-cell>
          <table:table-cell table:style-name="ce1" office:value-type="date" office:date-value="2020-10-31">
            <text:p>2020-10-31</text:p>
          </table:table-cell>
          <table:table-cell office:value-type="float" office:value="2601.4">
            <text:p>2601.4</text:p>
          </table:table-cell>
          <table:table-cell office:value-type="float" office:value="2269.2">
            <text:p>2269.2</text:p>
          </table:table-cell>
          <table:table-cell office:value-type="float" office:value="332.2">
            <text:p>332.2</text:p>
          </table:table-cell>
          <table:table-cell office:value-type="float" office:value="1004.7">
            <text:p>1004.7</text:p>
          </table:table-cell>
          <table:table-cell office:value-type="float" office:value="728.4">
            <text:p>728.4</text:p>
          </table:table-cell>
          <table:table-cell table:style-name="ce2" table:formula="of:=[.J6]-[.K6]" office:value-type="float" office:value="276.3">
            <text:p>276.3</text:p>
          </table:table-cell>
          <table:table-cell office:value-type="float" office:value="-63">
            <text:p>-63</text:p>
          </table:table-cell>
          <table:table-cell office:value-type="float" office:value="-18.8">
            <text:p>-18.8</text:p>
          </table:table-cell>
          <table:table-cell office:value-type="float" office:value="65.2">
            <text:p>65.2</text:p>
          </table:table-cell>
          <table:table-cell table:number-columns-repeated="2"/>
          <table:table-cell office:value-type="float" office:value="-0.29">
            <text:p>-0.29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Q4</text:p>
          </table:table-cell>
          <table:table-cell office:value-type="string">
            <text:p>https://investor.gamestop.com/node/18661/html</text:p>
          </table:table-cell>
          <table:table-cell office:value-type="string">
            <text:p>https://investor.gamestop.com/news-releases/news-release-details/gamestop-reports-fourth-quarter-and-fiscal-2020-results</text:p>
          </table:table-cell>
          <table:table-cell table:style-name="ce1" office:value-type="date" office:date-value="2021-03-23">
            <text:p>2021-03-23</text:p>
          </table:table-cell>
          <table:table-cell table:style-name="ce1" office:value-type="date" office:date-value="2021-01-30">
            <text:p>2021-01-30</text:p>
          </table:table-cell>
          <table:table-cell office:value-type="float" office:value="2472.6">
            <text:p>2472.6</text:p>
          </table:table-cell>
          <table:table-cell office:value-type="float" office:value="2035.9">
            <text:p>2035.9</text:p>
          </table:table-cell>
          <table:table-cell office:value-type="float" office:value="436.7">
            <text:p>436.7</text:p>
          </table:table-cell>
          <table:table-cell office:value-type="float" office:value="2122.1">
            <text:p>2122.1</text:p>
          </table:table-cell>
          <table:table-cell office:value-type="float" office:value="1673.5">
            <text:p>1673.5</text:p>
          </table:table-cell>
          <table:table-cell table:style-name="ce2" table:formula="of:=[.J7]-[.K7]" office:value-type="float" office:value="448.6">
            <text:p>448.6</text:p>
          </table:table-cell>
          <table:table-cell office:value-type="float" office:value="18.8">
            <text:p>18.8</text:p>
          </table:table-cell>
          <table:table-cell office:value-type="float" office:value="80.5">
            <text:p>80.5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1.23">
            <text:p>1.23</text:p>
          </table:table-cell>
        </table:table-row>
        <table:table-row table:style-name="ro1">
          <table:table-cell table:number-columns-repeated="9"/>
          <table:table-cell table:number-columns-repeated="2"/>
          <table:table-cell table:style-name="ce2" table:formula="of:=[.J8]-[.K8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2021">
            <text:p>2021</text:p>
          </table:table-cell>
          <table:table-cell office:value-type="string">
            <text:p>Q1</text:p>
          </table:table-cell>
          <table:table-cell office:value-type="string">
            <text:p>https://investor.gamestop.com/sec-filings/sec-filing/10-q/0001326380-21-000066</text:p>
          </table:table-cell>
          <table:table-cell office:value-type="string">
            <text:p>https://investor.gamestop.com/news-releases/news-release-details/gamestop-reports-financial-results-q2-2021</text:p>
          </table:table-cell>
          <table:table-cell table:style-name="ce1" office:value-type="date" office:date-value="2021-06-09">
            <text:p>2021-06-09</text:p>
          </table:table-cell>
          <table:table-cell table:style-name="ce1" office:value-type="date" office:date-value="2021-05-01">
            <text:p>2021-05-01</text:p>
          </table:table-cell>
          <table:table-cell office:value-type="float" office:value="2562.7">
            <text:p>2562.7</text:p>
          </table:table-cell>
          <table:table-cell office:value-type="float" office:value="1683.2">
            <text:p>1683.2</text:p>
          </table:table-cell>
          <table:table-cell office:value-type="float" office:value="879.5">
            <text:p>879.5</text:p>
          </table:table-cell>
          <table:table-cell office:value-type="float" office:value="1276.8">
            <text:p>1276.8</text:p>
          </table:table-cell>
          <table:table-cell office:value-type="float" office:value="946.7">
            <text:p>946.7</text:p>
          </table:table-cell>
          <table:table-cell table:style-name="ce2" table:formula="of:=[.J9]-[.K9]" office:value-type="float" office:value="330.1">
            <text:p>330.1</text:p>
          </table:table-cell>
          <table:table-cell office:value-type="float" office:value="-40.8">
            <text:p>-40.8</text:p>
          </table:table-cell>
          <table:table-cell office:value-type="float" office:value="-66.8">
            <text:p>-66.8</text:p>
          </table:table-cell>
          <table:table-cell office:value-type="float" office:value="66">
            <text:p>66</text:p>
          </table:table-cell>
          <table:table-cell table:number-columns-repeated="2"/>
          <table:table-cell office:value-type="float" office:value="-1.01">
            <text:p>-1.01</text:p>
          </table:table-cell>
        </table:table-row>
        <table:table-row table:style-name="ro1">
          <table:table-cell office:value-type="float" office:value="2021">
            <text:p>2021</text:p>
          </table:table-cell>
          <table:table-cell office:value-type="string">
            <text:p>Q2</text:p>
          </table:table-cell>
          <table:table-cell office:value-type="string">
            <text:p>https://investor.gamestop.com/sec-filings/sec-filing/10-q/0001326380-21-000090</text:p>
          </table:table-cell>
          <table:table-cell office:value-type="string">
            <text:p>https://investor.gamestop.com/news-releases/news-release-details/gamestop-reports-financial-results-q2-2021</text:p>
          </table:table-cell>
          <table:table-cell table:style-name="ce1" office:value-type="date" office:date-value="2021-09-08">
            <text:p>2021-09-08</text:p>
          </table:table-cell>
          <table:table-cell table:style-name="ce1" office:value-type="date" office:date-value="2021-07-31">
            <text:p>2021-07-31</text:p>
          </table:table-cell>
          <table:table-cell office:value-type="float" office:value="3545.8">
            <text:p>3545.8</text:p>
          </table:table-cell>
          <table:table-cell office:value-type="float" office:value="1693.8">
            <text:p>1693.8</text:p>
          </table:table-cell>
          <table:table-cell office:value-type="float" office:value="1852">
            <text:p>1852</text:p>
          </table:table-cell>
          <table:table-cell office:value-type="float" office:value="1183.4">
            <text:p>1183.4</text:p>
          </table:table-cell>
          <table:table-cell office:value-type="float" office:value="862.5">
            <text:p>862.5</text:p>
          </table:table-cell>
          <table:table-cell table:style-name="ce2" table:formula="of:=[.J10]-[.K10]" office:value-type="float" office:value="320.9">
            <text:p>320.9</text:p>
          </table:table-cell>
          <table:table-cell office:value-type="float" office:value="-58">
            <text:p>-58</text:p>
          </table:table-cell>
          <table:table-cell office:value-type="float" office:value="-61.6">
            <text:p>-61.6</text:p>
          </table:table-cell>
          <table:table-cell office:value-type="float" office:value="72.6">
            <text:p>72.6</text:p>
          </table:table-cell>
          <table:table-cell table:number-columns-repeated="2"/>
          <table:table-cell office:value-type="float" office:value="-0.85">
            <text:p>-0.85</text:p>
          </table:table-cell>
        </table:table-row>
        <table:table-row table:style-name="ro1">
          <table:table-cell office:value-type="float" office:value="2021">
            <text:p>2021</text:p>
          </table:table-cell>
          <table:table-cell office:value-type="string">
            <text:p>Q3</text:p>
          </table:table-cell>
          <table:table-cell office:value-type="string">
            <text:p>https://investor.gamestop.com/sec-filings/sec-filing/10-q/0001326380-21-000129</text:p>
          </table:table-cell>
          <table:table-cell office:value-type="string">
            <text:p>https://investor.gamestop.com/news-releases/news-release-details/gamestop-reports-financial-results-q3-2021</text:p>
          </table:table-cell>
          <table:table-cell table:style-name="ce1" office:value-type="date" office:date-value="2021-12-08">
            <text:p>2021-12-08</text:p>
          </table:table-cell>
          <table:table-cell table:style-name="ce1" office:value-type="date" office:date-value="2021-10-30">
            <text:p>2021-10-30</text:p>
          </table:table-cell>
          <table:table-cell office:value-type="float" office:value="3762">
            <text:p>3762</text:p>
          </table:table-cell>
          <table:table-cell office:value-type="float" office:value="2007.1">
            <text:p>2007.1</text:p>
          </table:table-cell>
          <table:table-cell office:value-type="float" office:value="1754.9">
            <text:p>1754.9</text:p>
          </table:table-cell>
          <table:table-cell office:value-type="float" office:value="1296.6">
            <text:p>1296.6</text:p>
          </table:table-cell>
          <table:table-cell office:value-type="float" office:value="978">
            <text:p>978</text:p>
          </table:table-cell>
          <table:table-cell table:style-name="ce2" table:formula="of:=[.J11]-[.K11]" office:value-type="float" office:value="318.6">
            <text:p>318.6</text:p>
          </table:table-cell>
          <table:table-cell office:value-type="float" office:value="-102.9">
            <text:p>-102.9</text:p>
          </table:table-cell>
          <table:table-cell office:value-type="float" office:value="-105.4">
            <text:p>-105.4</text:p>
          </table:table-cell>
          <table:table-cell office:value-type="float" office:value="75.9">
            <text:p>75.9</text:p>
          </table:table-cell>
          <table:table-cell office:value-type="float" office:value="5.2">
            <text:p>5.2</text:p>
          </table:table-cell>
          <table:table-cell office:value-type="string">
            <text:p>“ComputerShare”</text:p>
          </table:table-cell>
          <table:table-cell office:value-type="float" office:value="-1.39">
            <text:p>-1.39</text:p>
          </table:table-cell>
        </table:table-row>
        <table:table-row table:style-name="ro1">
          <table:table-cell office:value-type="float" office:value="2021">
            <text:p>2021</text:p>
          </table:table-cell>
          <table:table-cell office:value-type="string">
            <text:p>Q4</text:p>
          </table:table-cell>
          <table:table-cell office:value-type="string">
            <text:p>https://investor.gamestop.com/sec-filings/sec-filing/10-k/0001326380-22-000021</text:p>
          </table:table-cell>
          <table:table-cell office:value-type="string">
            <text:p>https://investor.gamestop.com/news-releases/news-release-details/gamestop-reports-fourth-quarter-and-fiscal-year-2021-results</text:p>
          </table:table-cell>
          <table:table-cell table:style-name="ce1" office:value-type="date" office:date-value="2022-03-17">
            <text:p>2022-03-17</text:p>
          </table:table-cell>
          <table:table-cell table:style-name="ce1" office:value-type="date" office:date-value="2022-01-29">
            <text:p>2022-01-29</text:p>
          </table:table-cell>
          <table:table-cell office:value-type="float" office:value="3499.3">
            <text:p>3499.3</text:p>
          </table:table-cell>
          <table:table-cell office:value-type="float" office:value="1896.6">
            <text:p>1896.6</text:p>
          </table:table-cell>
          <table:table-cell office:value-type="float" office:value="1602.5">
            <text:p>1602.5</text:p>
          </table:table-cell>
          <table:table-cell table:formula="of:=[.J13]-([.J9]+[.J10]+[.J11])" office:value-type="float" office:value="2253.9">
            <text:p>2253.9</text:p>
          </table:table-cell>
          <table:table-cell table:formula="of:=[.K13]-([.K9]+[.K10]+[.K11])" office:value-type="float" office:value="1875.7">
            <text:p>1875.7</text:p>
          </table:table-cell>
          <table:table-cell table:formula="of:=[.L13]-([.L9]+[.L10]+[.L11])" office:value-type="float" office:value="378.2">
            <text:p>378.2</text:p>
          </table:table-cell>
          <table:table-cell table:formula="of:=[.M13]-([.M9]+[.M10]+[.M11])" office:value-type="float" office:value="-166.8">
            <text:p>-166.8</text:p>
          </table:table-cell>
          <table:table-cell table:formula="of:=[.N13]-([.N9]+[.N10]+[.N11])" office:value-type="float" office:value="-147.5">
            <text:p>-147.5</text:p>
          </table:table-cell>
          <table:table-cell office:value-type="float" office:value="72.6">
            <text:p>72.6</text:p>
          </table:table-cell>
          <table:table-cell office:value-type="float" office:value="8.9">
            <text:p>8.9</text:p>
          </table:table-cell>
          <table:table-cell office:value-type="string">
            <text:p>“ComputerShare”</text:p>
          </table:table-cell>
          <table:table-cell table:formula="of:=[.N12]/[.O12]" office:value-type="float" office:value="-2.03168044077135">
            <text:p>-2.0316804408</text:p>
          </table:table-cell>
        </table:table-row>
        <table:table-row table:style-name="ro1">
          <table:table-cell office:value-type="float" office:value="2021">
            <text:p>2021</text:p>
          </table:table-cell>
          <table:table-cell office:value-type="string">
            <text:p>Q4</text:p>
          </table:table-cell>
          <table:table-cell office:value-type="string">
            <text:p>https://investor.gamestop.com/sec-filings/sec-filing/10-k/0001326380-22-000021</text:p>
          </table:table-cell>
          <table:table-cell office:value-type="string">
            <text:p>https://investor.gamestop.com/news-releases/news-release-details/gamestop-reports-fourth-quarter-and-fiscal-year-2021-results</text:p>
          </table:table-cell>
          <table:table-cell table:style-name="ce1" office:value-type="date" office:date-value="2022-03-17">
            <text:p>2022-03-17</text:p>
          </table:table-cell>
          <table:table-cell table:style-name="ce1" office:value-type="date" office:date-value="2022-01-29">
            <text:p>2022-01-29</text:p>
          </table:table-cell>
          <table:table-cell office:value-type="float" office:value="3499.3">
            <text:p>3499.3</text:p>
          </table:table-cell>
          <table:table-cell office:value-type="float" office:value="1896.6">
            <text:p>1896.6</text:p>
          </table:table-cell>
          <table:table-cell office:value-type="float" office:value="1602.5">
            <text:p>1602.5</text:p>
          </table:table-cell>
          <table:table-cell office:value-type="float" office:value="6010.7">
            <text:p>6010.7</text:p>
          </table:table-cell>
          <table:table-cell office:value-type="float" office:value="4662.9">
            <text:p>4662.9</text:p>
          </table:table-cell>
          <table:table-cell table:style-name="ce2" office:value-type="float" office:value="1347.8">
            <text:p>1347.8</text:p>
          </table:table-cell>
          <table:table-cell office:value-type="float" office:value="-368.5">
            <text:p>-368.5</text:p>
          </table:table-cell>
          <table:table-cell office:value-type="float" office:value="-381.3">
            <text:p>-381.3</text:p>
          </table:table-cell>
          <table:table-cell office:value-type="float" office:value="72.6">
            <text:p>72.6</text:p>
          </table:table-cell>
          <table:table-cell office:value-type="float" office:value="8.9">
            <text:p>8.9</text:p>
          </table:table-cell>
          <table:table-cell office:value-type="string">
            <text:p>“ComputerShare”</text:p>
          </table:table-cell>
          <table:table-cell office:value-type="float" office:value="-5.25">
            <text:p>-5.25</text:p>
          </table:table-cell>
        </table:table-row>
        <table:table-row table:style-name="ro1">
          <table:table-cell table:number-columns-repeated="9"/>
          <table:table-cell table:number-columns-repeated="2"/>
          <table:table-cell table:style-name="ce2" table:formula="of:=[.J14]-[.K14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2022">
            <text:p>2022</text:p>
          </table:table-cell>
          <table:table-cell office:value-type="string">
            <text:p>Q1</text:p>
          </table:table-cell>
          <table:table-cell office:value-type="string">
            <text:p>https://investor.gamestop.com/sec-filings/sec-filing/10-q/0001326380-22-000072</text:p>
          </table:table-cell>
          <table:table-cell office:value-type="string">
            <text:p>https://investor.gamestop.com/news-releases/news-release-details/gamestop-reports-first-quarter-fiscal-year-2022-results</text:p>
          </table:table-cell>
          <table:table-cell table:number-columns-repeated="2" table:style-name="ce1" office:value-type="date" office:date-value="2022-06-01">
            <text:p>2022-06-01</text:p>
          </table:table-cell>
          <table:table-cell office:value-type="float" office:value="3125.5">
            <text:p>3125.5</text:p>
          </table:table-cell>
          <table:table-cell office:value-type="float" office:value="1674.8">
            <text:p>1674.8</text:p>
          </table:table-cell>
          <table:table-cell office:value-type="float" office:value="1450.7">
            <text:p>1450.7</text:p>
          </table:table-cell>
          <table:table-cell office:value-type="float" office:value="1378.4">
            <text:p>1378.4</text:p>
          </table:table-cell>
          <table:table-cell office:value-type="float" office:value="1079.9">
            <text:p>1079.9</text:p>
          </table:table-cell>
          <table:table-cell table:style-name="ce2" table:formula="of:=[.J15]-[.K15]" office:value-type="float" office:value="298.5">
            <text:p>298.5</text:p>
          </table:table-cell>
          <table:table-cell office:value-type="float" office:value="-153.7">
            <text:p>-153.7</text:p>
          </table:table-cell>
          <table:table-cell office:value-type="float" office:value="-157.9">
            <text:p>-157.9</text:p>
          </table:table-cell>
          <table:table-cell office:value-type="float" office:value="75.9">
            <text:p>75.9</text:p>
          </table:table-cell>
          <table:table-cell office:value-type="float" office:value="12.7">
            <text:p>12.7</text:p>
          </table:table-cell>
          <table:table-cell office:value-type="string">
            <text:p>“our transferr agent”</text:p>
          </table:table-cell>
          <table:table-cell office:value-type="float" office:value="-2.08">
            <text:p>-2.08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office:value-type="string">
            <text:p>Q2</text:p>
          </table:table-cell>
          <table:table-cell office:value-type="string">
            <text:p>https://investor.gamestop.com/sec-filings/sec-filing/10-q/0001326380-22-000126</text:p>
          </table:table-cell>
          <table:table-cell office:value-type="string">
            <text:p>https://investor.gamestop.com/news-releases/news-release-details/gamestop-reports-second-quarter-fiscal-year-2022-results</text:p>
          </table:table-cell>
          <table:table-cell table:style-name="ce1" office:value-type="date" office:date-value="2022-09-07">
            <text:p>2022-09-07</text:p>
          </table:table-cell>
          <table:table-cell table:style-name="ce1" office:value-type="date" office:date-value="2022-07-30">
            <text:p>2022-07-30</text:p>
          </table:table-cell>
          <table:table-cell office:value-type="float" office:value="2799.5">
            <text:p>2799.5</text:p>
          </table:table-cell>
          <table:table-cell office:value-type="float" office:value="1456">
            <text:p>1456</text:p>
          </table:table-cell>
          <table:table-cell office:value-type="float" office:value="1343.5">
            <text:p>1343.5</text:p>
          </table:table-cell>
          <table:table-cell office:value-type="float" office:value="1136">
            <text:p>1136</text:p>
          </table:table-cell>
          <table:table-cell office:value-type="float" office:value="853.8">
            <text:p>853.8</text:p>
          </table:table-cell>
          <table:table-cell table:style-name="ce2" table:formula="of:=[.J16]-[.K16]" office:value-type="float" office:value="282.2">
            <text:p>282.2</text:p>
          </table:table-cell>
          <table:table-cell office:value-type="float" office:value="-107.8">
            <text:p>-107.8</text:p>
          </table:table-cell>
          <table:table-cell office:value-type="float" office:value="-108.7">
            <text:p>-108.7</text:p>
          </table:table-cell>
          <table:table-cell office:value-type="float" office:value="304.2">
            <text:p>304.2</text:p>
          </table:table-cell>
          <table:table-cell office:value-type="float" office:value="71.3">
            <text:p>71.3</text:p>
          </table:table-cell>
          <table:table-cell office:value-type="string">
            <text:p>“our transferr agent”</text:p>
          </table:table-cell>
          <table:table-cell office:value-type="float" office:value="-0.36">
            <text:p>-0.36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office:value-type="string">
            <text:p>Q3</text:p>
          </table:table-cell>
          <table:table-cell office:value-type="string">
            <text:p>https://investor.gamestop.com/sec-filings/sec-filing/10-q/0001326380-22-000137</text:p>
          </table:table-cell>
          <table:table-cell office:value-type="string">
            <text:p>https://investor.gamestop.com/news-releases/news-release-details/gamestop-reports-third-quarter-fiscal-year-2022-results</text:p>
          </table:table-cell>
          <table:table-cell table:style-name="ce1" office:value-type="date" office:date-value="2022-12-07">
            <text:p>2022-12-07</text:p>
          </table:table-cell>
          <table:table-cell table:style-name="ce1" office:value-type="date" office:date-value="2022-10-29">
            <text:p>2022-10-29</text:p>
          </table:table-cell>
          <table:table-cell office:value-type="float" office:value="3322.5">
            <text:p>3322.5</text:p>
          </table:table-cell>
          <table:table-cell office:value-type="float" office:value="2077.5">
            <text:p>2077.5</text:p>
          </table:table-cell>
          <table:table-cell office:value-type="float" office:value="1245">
            <text:p>1245</text:p>
          </table:table-cell>
          <table:table-cell office:value-type="float" office:value="1186.4">
            <text:p>1186.4</text:p>
          </table:table-cell>
          <table:table-cell office:value-type="float" office:value="894.8">
            <text:p>894.8</text:p>
          </table:table-cell>
          <table:table-cell table:style-name="ce2" office:value-type="float" office:value="291.6">
            <text:p>291.6</text:p>
          </table:table-cell>
          <table:table-cell office:value-type="float" office:value="-96.3">
            <text:p>-96.3</text:p>
          </table:table-cell>
          <table:table-cell office:value-type="float" office:value="-94.7">
            <text:p>-94.7</text:p>
          </table:table-cell>
          <table:table-cell office:value-type="float" office:value="304.2">
            <text:p>304.2</text:p>
          </table:table-cell>
          <table:table-cell office:value-type="float" office:value="71.8">
            <text:p>71.8</text:p>
          </table:table-cell>
          <table:table-cell office:value-type="string">
            <text:p>“our transferr agent”</text:p>
          </table:table-cell>
          <table:table-cell office:value-type="float" office:value="-0.31">
            <text:p>-0.31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office:value-type="string">
            <text:p>Q4</text:p>
          </table:table-cell>
          <table:table-cell office:value-type="string">
            <text:p>https://investor.gamestop.com/sec-filings/sec-filing/10-k/0001326380-23-000019</text:p>
          </table:table-cell>
          <table:table-cell office:value-type="string">
            <text:p>https://investor.gamestop.com/news-releases/news-release-details/gamestop-reports-fourth-quarter-and-fiscal-year-2022-results</text:p>
          </table:table-cell>
          <table:table-cell table:style-name="ce1" office:value-type="date" office:date-value="2023-03-28">
            <text:p>2023-03-28</text:p>
          </table:table-cell>
          <table:table-cell table:style-name="ce1" office:value-type="date" office:date-value="2023-01-28">
            <text:p>2023-01-28</text:p>
          </table:table-cell>
          <table:table-cell office:value-type="float" office:value="3113.4">
            <text:p>3113.4</text:p>
          </table:table-cell>
          <table:table-cell office:value-type="float" office:value="1791.1">
            <text:p>1791.1</text:p>
          </table:table-cell>
          <table:table-cell office:value-type="float" office:value="1322.3">
            <text:p>1322.3</text:p>
          </table:table-cell>
          <table:table-cell table:formula="of:=[.J19]-([.J15]+[.J16]+[.J17])" office:value-type="float" office:value="2226.4">
            <text:p>2226.4</text:p>
          </table:table-cell>
          <table:table-cell table:formula="of:=[.K19]-([.K15]+[.K16]+[.K17])" office:value-type="float" office:value="1726.6">
            <text:p>1726.6</text:p>
          </table:table-cell>
          <table:table-cell table:formula="of:=[.L19]-([.L15]+[.L16]+[.L17])" office:value-type="float" office:value="499.799999999999">
            <text:p>499.8</text:p>
          </table:table-cell>
          <table:table-cell table:formula="of:=[.M19]-([.M15]+[.M16]+[.M17])" office:value-type="float" office:value="46.2">
            <text:p>46.2</text:p>
          </table:table-cell>
          <table:table-cell table:formula="of:=[.N19]-([.N15]+[.N16]+[.N17])" office:value-type="float" office:value="48.2">
            <text:p>48.2</text:p>
          </table:table-cell>
          <table:table-cell office:value-type="float" office:value="304.2">
            <text:p>304.2</text:p>
          </table:table-cell>
          <table:table-cell office:value-type="float" office:value="76">
            <text:p>76</text:p>
          </table:table-cell>
          <table:table-cell table:style-name="ce3" office:value-type="string">
            <text:p>Our Class A Common Stock is traded on the New York Stock Exchange (“NYSE”) under the symbol “GME”. As of March 22, 2023, there were 197,058 record holders of our Class A Common Stock. Excluding the approximately 228.7 million shares of our Class A Common Stock held by Cede &amp; Co on behalf of the Depository Trust &amp; Clearing Corporation (or approximately 75% of our outstanding shares), approximately 76.0 million shares of our Class A Common Stock were held by record holders as of March 22, 2023 (or approximately 25% of our outstanding shares). </text:p>
          </table:table-cell>
          <table:table-cell table:formula="of:=[.N18]/[.O18]" office:value-type="float" office:value="0.15844838921762">
            <text:p>0.1584483892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office:value-type="string">
            <text:p>Q4</text:p>
          </table:table-cell>
          <table:table-cell office:value-type="string">
            <text:p>https://investor.gamestop.com/sec-filings/sec-filing/10-k/0001326380-23-000019</text:p>
          </table:table-cell>
          <table:table-cell office:value-type="string">
            <text:p>https://investor.gamestop.com/news-releases/news-release-details/gamestop-reports-fourth-quarter-and-fiscal-year-2022-results</text:p>
          </table:table-cell>
          <table:table-cell table:style-name="ce1" office:value-type="date" office:date-value="2023-03-28">
            <text:p>2023-03-28</text:p>
          </table:table-cell>
          <table:table-cell table:style-name="ce1" office:value-type="date" office:date-value="2023-01-28">
            <text:p>2023-01-28</text:p>
          </table:table-cell>
          <table:table-cell office:value-type="float" office:value="3113.4">
            <text:p>3113.4</text:p>
          </table:table-cell>
          <table:table-cell office:value-type="float" office:value="1791.1">
            <text:p>1791.1</text:p>
          </table:table-cell>
          <table:table-cell office:value-type="float" office:value="1322.3">
            <text:p>1322.3</text:p>
          </table:table-cell>
          <table:table-cell office:value-type="float" office:value="5927.2">
            <text:p>5927.2</text:p>
          </table:table-cell>
          <table:table-cell office:value-type="float" office:value="4555.1">
            <text:p>4555.1</text:p>
          </table:table-cell>
          <table:table-cell table:style-name="ce2" table:formula="of:=[.J19]-[.K19]" office:value-type="float" office:value="1372.1">
            <text:p>1372.1</text:p>
          </table:table-cell>
          <table:table-cell office:value-type="float" office:value="-311.6">
            <text:p>-311.6</text:p>
          </table:table-cell>
          <table:table-cell office:value-type="float" office:value="-313.1">
            <text:p>-313.1</text:p>
          </table:table-cell>
          <table:table-cell office:value-type="float" office:value="304.2">
            <text:p>304.2</text:p>
          </table:table-cell>
          <table:table-cell office:value-type="float" office:value="76">
            <text:p>76</text:p>
          </table:table-cell>
          <table:table-cell table:style-name="ce3" office:value-type="string">
            <text:p>Our Class A Common Stock is traded on the New York Stock Exchange (“NYSE”) under the symbol “GME”. As of March 22, 2023, there were 197,058 record holders of our Class A Common Stock. Excluding the approximately 228.7 million shares of our Class A Common Stock held by Cede &amp; Co on behalf of the Depository Trust &amp; Clearing Corporation (or approximately 75% of our outstanding shares), approximately 76.0 million shares of our Class A Common Stock were held by record holders as of March 22, 2023 (or approximately 25% of our outstanding shares). </text:p>
          </table:table-cell>
          <table:table-cell office:value-type="float" office:value="-1.03">
            <text:p>-1.03</text:p>
          </table:table-cell>
        </table:table-row>
        <table:table-row table:style-name="ro1">
          <table:table-cell table:number-columns-repeated="9"/>
          <table:table-cell table:number-columns-repeated="2"/>
          <table:table-cell table:style-name="ce2" table:formula="of:=[.J20]-[.K20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2023">
            <text:p>2023</text:p>
          </table:table-cell>
          <table:table-cell office:value-type="string">
            <text:p>Q1</text:p>
          </table:table-cell>
          <table:table-cell office:value-type="string">
            <text:p>https://investor.gamestop.com/sec-filings/sec-filing/10-q/0001326380-23-000028</text:p>
          </table:table-cell>
          <table:table-cell office:value-type="string">
            <text:p>https://investor.gamestop.com/news-releases/news-release-details/gamestop-discloses-first-quarter-2023-results</text:p>
          </table:table-cell>
          <table:table-cell table:style-name="ce1" office:value-type="date" office:date-value="2023-06-07">
            <text:p>2023-06-07</text:p>
          </table:table-cell>
          <table:table-cell table:style-name="ce1" office:value-type="date" office:date-value="2023-04-29">
            <text:p>2023-04-29</text:p>
          </table:table-cell>
          <table:table-cell office:value-type="float" office:value="3070.2">
            <text:p>3070.2</text:p>
          </table:table-cell>
          <table:table-cell office:value-type="float" office:value="1798.6">
            <text:p>1798.6</text:p>
          </table:table-cell>
          <table:table-cell office:value-type="float" office:value="1271.6">
            <text:p>1271.6</text:p>
          </table:table-cell>
          <table:table-cell office:value-type="float" office:value="1237.1">
            <text:p>1237.1</text:p>
          </table:table-cell>
          <table:table-cell office:value-type="float" office:value="949.8">
            <text:p>949.8</text:p>
          </table:table-cell>
          <table:table-cell table:style-name="ce2" table:formula="of:=[.J21]-[.K21]" office:value-type="float" office:value="287.3">
            <text:p>287.3</text:p>
          </table:table-cell>
          <table:table-cell office:value-type="float" office:value="-58.4">
            <text:p>-58.4</text:p>
          </table:table-cell>
          <table:table-cell office:value-type="float" office:value="-50.5">
            <text:p>-50.5</text:p>
          </table:table-cell>
          <table:table-cell office:value-type="float" office:value="304.5">
            <text:p>304.5</text:p>
          </table:table-cell>
          <table:table-cell office:value-type="float" office:value="76.6">
            <text:p>76.6</text:p>
          </table:table-cell>
          <table:table-cell table:style-name="ce3" office:value-type="string">
            <text:p>As of June 1, 2023, there were approximately 304,751,243 shares of our Class A common stock outstanding. Of those outstanding shares, approximately 228.1 million were held by Cede &amp; Co on behalf of the Depository Trust &amp; Clearing Corporation (or approximately 75% of our outstanding shares) and approximately 76.6 million shares of our Class A common stock were held by registered holders with our transfer agent (or approximately 25% of our outstanding shares) as of June 1, 2023. </text:p>
          </table:table-cell>
          <table:table-cell office:value-type="float" office:value="-0.17">
            <text:p>-0.17</text:p>
          </table:table-cell>
        </table:table-row>
        <table:table-row table:style-name="ro1">
          <table:table-cell office:value-type="float" office:value="2023">
            <text:p>2023</text:p>
          </table:table-cell>
          <table:table-cell office:value-type="string">
            <text:p>Q2</text:p>
          </table:table-cell>
          <table:table-cell office:value-type="string">
            <text:p>https://gamestop.gcs-web.com/sec-filings/sec-filing/10-q/0001326380-23-000047</text:p>
          </table:table-cell>
          <table:table-cell office:value-type="string">
            <text:p>https://gamestop.gcs-web.com/news-releases/news-release-details/gamestop-discloses-second-quarter-2023-results</text:p>
          </table:table-cell>
          <table:table-cell table:style-name="ce1" office:value-type="date" office:date-value="2023-09-06">
            <text:p>2023-09-06</text:p>
          </table:table-cell>
          <table:table-cell table:style-name="ce1" office:value-type="date" office:date-value="2023-07-29">
            <text:p>2023-07-29</text:p>
          </table:table-cell>
          <table:table-cell office:value-type="float" office:value="2803.7">
            <text:p>2803.7</text:p>
          </table:table-cell>
          <table:table-cell office:value-type="float" office:value="1536.5">
            <text:p>1536.5</text:p>
          </table:table-cell>
          <table:table-cell office:value-type="float" office:value="1267.2">
            <text:p>1267.2</text:p>
          </table:table-cell>
          <table:table-cell office:value-type="float" office:value="1163.8">
            <text:p>1163.8</text:p>
          </table:table-cell>
          <table:table-cell office:value-type="float" office:value="857.9">
            <text:p>857.9</text:p>
          </table:table-cell>
          <table:table-cell table:style-name="ce2" table:formula="of:=[.J22]-[.K22]" office:value-type="float" office:value="305.9">
            <text:p>305.9</text:p>
          </table:table-cell>
          <table:table-cell office:value-type="float" office:value="-16.6">
            <text:p>-16.6</text:p>
          </table:table-cell>
          <table:table-cell office:value-type="float" office:value="-2.8">
            <text:p>-2.8</text:p>
          </table:table-cell>
          <table:table-cell office:value-type="float" office:value="304.8">
            <text:p>304.8</text:p>
          </table:table-cell>
          <table:table-cell office:value-type="float" office:value="75.4">
            <text:p>75.4</text:p>
          </table:table-cell>
          <table:table-cell table:style-name="ce3" office:value-type="string">
            <text:p>As of August 31, 2023, there were approximately 305,241,294 shares of our Class A common stock outstanding. Of those outstanding shares, approximately 229.8 million were held by Cede &amp; Co on behalf of the Depository Trust &amp; Clearing Corporation (or approximately 75% of our outstanding shares) and approximately 75.4 million shares of our Class A common stock were held by registered holders with our transfer agent (or approximately 25% of our outstanding shares) as of August 31, 2023. </text:p>
          </table:table-cell>
          <table:table-cell office:value-type="float" office:value="-0.01">
            <text:p>-0.01</text:p>
          </table:table-cell>
        </table:table-row>
        <table:table-row table:style-name="ro1">
          <table:table-cell office:value-type="float" office:value="2023">
            <text:p>2023</text:p>
          </table:table-cell>
          <table:table-cell office:value-type="string">
            <text:p>Q3</text:p>
          </table:table-cell>
          <table:table-cell table:number-columns-repeated="2"/>
          <table:table-cell table:style-name="ce1" office:value-type="date" office:date-value="2023-12-01">
            <text:p>2023-12-01</text:p>
          </table:table-cell>
          <table:table-cell table:number-columns-repeated="4"/>
          <table:table-cell table:number-columns-repeated="2"/>
          <table:table-cell table:style-name="ce2" table:formula="of:=[.J23]-[.K23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2023">
            <text:p>2023</text:p>
          </table:table-cell>
          <table:table-cell office:value-type="string">
            <text:p>Q4</text:p>
          </table:table-cell>
          <table:table-cell table:number-columns-repeated="2"/>
          <table:table-cell table:style-name="ce1" office:value-type="date" office:date-value="2024-03-01">
            <text:p>2024-03-01</text:p>
          </table:table-cell>
          <table:table-cell table:number-columns-repeated="4"/>
          <table:table-cell table:number-columns-repeated="2"/>
          <table:table-cell table:style-name="ce2" table:formula="of:=[.J24]-[.K24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9"/>
          <table:table-cell table:number-columns-repeated="2"/>
          <table:table-cell table:style-name="ce2" table:formula="of:=[.J25]-[.K25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2024">
            <text:p>2024</text:p>
          </table:table-cell>
          <table:table-cell office:value-type="string">
            <text:p>Q1</text:p>
          </table:table-cell>
          <table:table-cell table:number-columns-repeated="7"/>
          <table:table-cell table:number-columns-repeated="2"/>
          <table:table-cell table:style-name="ce2" table:formula="of:=[.J26]-[.K26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2024">
            <text:p>2024</text:p>
          </table:table-cell>
          <table:table-cell office:value-type="string">
            <text:p>Q2</text:p>
          </table:table-cell>
          <table:table-cell table:number-columns-repeated="7"/>
          <table:table-cell table:number-columns-repeated="2"/>
          <table:table-cell table:style-name="ce2" table:formula="of:=[.J27]-[.K27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2024">
            <text:p>2024</text:p>
          </table:table-cell>
          <table:table-cell office:value-type="string">
            <text:p>Q3</text:p>
          </table:table-cell>
          <table:table-cell table:number-columns-repeated="7"/>
          <table:table-cell table:number-columns-repeated="2"/>
          <table:table-cell table:style-name="ce2" table:formula="of:=[.J28]-[.K28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2024">
            <text:p>2024</text:p>
          </table:table-cell>
          <table:table-cell office:value-type="string">
            <text:p>Q4</text:p>
          </table:table-cell>
          <table:table-cell table:number-columns-repeated="7"/>
          <table:table-cell table:number-columns-repeated="2"/>
          <table:table-cell table:style-name="ce2" table:formula="of:=[.J29]-[.K29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9"/>
          <table:table-cell table:number-columns-repeated="2"/>
          <table:table-cell table:style-name="ce2" table:formula="of:=[.J30]-[.K30]" office:value-type="float" office:value="0">
            <text:p>0</text:p>
          </table:table-cell>
          <table:table-cell table:number-columns-repeated="6"/>
        </table:table-row>
        <table:table-row table:style-name="ro1" table:number-rows-repeated="1048545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2" table:style-name="ta1" table:print="false">
        <table:table-column table:style-name="co10" table:number-columns-repeated="18" table:default-cell-style-name="Default"/>
        <table:table-row table:style-name="ro2">
          <table:table-cell office:value-type="string">
            <text:p>year</text:p>
          </table:table-cell>
          <table:table-cell office:value-type="string">
            <text:p>quarter</text:p>
          </table:table-cell>
          <table:table-cell office:value-type="string">
            <text:p>10Q</text:p>
          </table:table-cell>
          <table:table-cell office:value-type="string">
            <text:p>NewsRelease</text:p>
          </table:table-cell>
          <table:table-cell office:value-type="string">
            <text:p>Filing <text:s/>date</text:p>
          </table:table-cell>
          <table:table-cell office:value-type="string">
            <text:p>report date</text:p>
          </table:table-cell>
          <table:table-cell office:value-type="string">
            <text:p>Assets (milions)</text:p>
          </table:table-cell>
          <table:table-cell office:value-type="string">
            <text:p>liabilities</text:p>
          </table:table-cell>
          <table:table-cell office:value-type="string">
            <text:p>Stockholder Equity</text:p>
          </table:table-cell>
          <table:table-cell office:value-type="string">
            <text:p>Net sales</text:p>
          </table:table-cell>
          <table:table-cell office:value-type="string">
            <text:p>cost of sales</text:p>
          </table:table-cell>
          <table:table-cell office:value-type="string">
            <text:p>gross profit</text:p>
          </table:table-cell>
          <table:table-cell office:value-type="string">
            <text:p>Operating loss / earnings</text:p>
          </table:table-cell>
          <table:table-cell office:value-type="string">
            <text:p>Net Gain / Loss</text:p>
          </table:table-cell>
          <table:table-cell office:value-type="string">
            <text:p>Weighted Average Shares Outstanding</text:p>
          </table:table-cell>
          <table:table-cell office:value-type="string">
            <text:p>DRS</text:p>
          </table:table-cell>
          <table:table-cell office:value-type="string">
            <text:p>comment</text:p>
          </table:table-cell>
          <table:table-cell office:value-type="string">
            <text:p>Net earnings / losses <text:s/>per share</text:p>
          </table:table-cell>
        </table:table-row>
        <table:table-row table:style-name="ro2">
          <table:table-cell office:value-type="float" office:value="2020">
            <text:p>2020</text:p>
          </table:table-cell>
          <table:table-cell office:value-type="string">
            <text:p>Q1</text:p>
          </table:table-cell>
          <table:table-cell office:value-type="string">
            <text:p>https://investor.gamestop.com/sec-filings/sec-filing/10-q/0001326380-20-000060</text:p>
          </table:table-cell>
          <table:table-cell office:value-type="string">
            <text:p>https://investor.gamestop.com/news-releases/news-release-details/gamestop-reports-first-quarter-results</text:p>
          </table:table-cell>
          <table:table-cell table:style-name="ce1" office:value-type="date" office:date-value="2020-06-09">
            <text:p>2020-06-09</text:p>
          </table:table-cell>
          <table:table-cell table:style-name="ce1" office:value-type="date" office:date-value="2020-05-02">
            <text:p>2020-05-02</text:p>
          </table:table-cell>
          <table:table-cell office:value-type="float" office:value="2469">
            <text:p>2469</text:p>
          </table:table-cell>
          <table:table-cell office:value-type="float" office:value="2034">
            <text:p>2034</text:p>
          </table:table-cell>
          <table:table-cell office:value-type="float" office:value="435">
            <text:p>435</text:p>
          </table:table-cell>
          <table:table-cell office:value-type="float" office:value="1021">
            <text:p>1021</text:p>
          </table:table-cell>
          <table:table-cell office:value-type="float" office:value="738.6">
            <text:p>738.6</text:p>
          </table:table-cell>
          <table:table-cell table:style-name="ce2" office:value-type="float" office:value="282.4">
            <text:p>282.4</text:p>
          </table:table-cell>
          <table:table-cell office:value-type="float" office:value="-108">
            <text:p>-108</text:p>
          </table:table-cell>
          <table:table-cell office:value-type="float" office:value="-165.7">
            <text:p>-165.7</text:p>
          </table:table-cell>
          <table:table-cell office:value-type="float" office:value="64.5">
            <text:p>64.5</text:p>
          </table:table-cell>
          <table:table-cell table:number-columns-repeated="2"/>
          <table:table-cell office:value-type="float" office:value="-2.57">
            <text:p>-2.57</text:p>
          </table:table-cell>
        </table:table-row>
        <table:table-row table:style-name="ro2">
          <table:table-cell office:value-type="float" office:value="2020">
            <text:p>2020</text:p>
          </table:table-cell>
          <table:table-cell office:value-type="string">
            <text:p>Q2</text:p>
          </table:table-cell>
          <table:table-cell office:value-type="string">
            <text:p>https://investor.gamestop.com/sec-filings/sec-filing/10-q/0001326380-20-000119</text:p>
          </table:table-cell>
          <table:table-cell office:value-type="string">
            <text:p>https://investor.gamestop.com/news-releases/news-release-details/gamestop-reports-second-quarter-results-and-strong-progress</text:p>
          </table:table-cell>
          <table:table-cell table:style-name="ce1" office:value-type="date" office:date-value="2020-09-09">
            <text:p>2020-09-09</text:p>
          </table:table-cell>
          <table:table-cell table:style-name="ce1" office:value-type="date" office:date-value="2020-08-01">
            <text:p>2020-08-01</text:p>
          </table:table-cell>
          <table:table-cell office:value-type="float" office:value="2375.2">
            <text:p>2375.2</text:p>
          </table:table-cell>
          <table:table-cell office:value-type="float" office:value="2022.9">
            <text:p>2022.9</text:p>
          </table:table-cell>
          <table:table-cell office:value-type="float" office:value="352.3">
            <text:p>352.3</text:p>
          </table:table-cell>
          <table:table-cell office:value-type="float" office:value="942">
            <text:p>942</text:p>
          </table:table-cell>
          <table:table-cell office:value-type="float" office:value="689.8">
            <text:p>689.8</text:p>
          </table:table-cell>
          <table:table-cell table:style-name="ce2" office:value-type="float" office:value="252.2">
            <text:p>252.2</text:p>
          </table:table-cell>
          <table:table-cell office:value-type="float" office:value="-85.6">
            <text:p>-85.6</text:p>
          </table:table-cell>
          <table:table-cell office:value-type="float" office:value="-111.3">
            <text:p>-111.3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-1.71">
            <text:p>-1.71</text:p>
          </table:table-cell>
        </table:table-row>
        <table:table-row table:style-name="ro2">
          <table:table-cell office:value-type="float" office:value="2020">
            <text:p>2020</text:p>
          </table:table-cell>
          <table:table-cell office:value-type="string">
            <text:p>Q3</text:p>
          </table:table-cell>
          <table:table-cell office:value-type="string">
            <text:p>https://investor.gamestop.com/sec-filings/sec-filing/10-q/0001326380-20-000134</text:p>
          </table:table-cell>
          <table:table-cell office:value-type="string">
            <text:p>https://investor.gamestop.com/news-releases/news-release-details/gamestop-reports-third-quarter-results-positive-start-fourth</text:p>
          </table:table-cell>
          <table:table-cell table:style-name="ce1" office:value-type="date" office:date-value="2020-12-08">
            <text:p>2020-12-08</text:p>
          </table:table-cell>
          <table:table-cell table:style-name="ce1" office:value-type="date" office:date-value="2020-10-31">
            <text:p>2020-10-31</text:p>
          </table:table-cell>
          <table:table-cell office:value-type="float" office:value="2601.4">
            <text:p>2601.4</text:p>
          </table:table-cell>
          <table:table-cell office:value-type="float" office:value="2269.2">
            <text:p>2269.2</text:p>
          </table:table-cell>
          <table:table-cell office:value-type="float" office:value="332.2">
            <text:p>332.2</text:p>
          </table:table-cell>
          <table:table-cell office:value-type="float" office:value="1004.7">
            <text:p>1004.7</text:p>
          </table:table-cell>
          <table:table-cell office:value-type="float" office:value="728.4">
            <text:p>728.4</text:p>
          </table:table-cell>
          <table:table-cell table:style-name="ce2" office:value-type="float" office:value="276.3">
            <text:p>276.3</text:p>
          </table:table-cell>
          <table:table-cell office:value-type="float" office:value="-63">
            <text:p>-63</text:p>
          </table:table-cell>
          <table:table-cell office:value-type="float" office:value="-18.8">
            <text:p>-18.8</text:p>
          </table:table-cell>
          <table:table-cell office:value-type="float" office:value="65.2">
            <text:p>65.2</text:p>
          </table:table-cell>
          <table:table-cell table:number-columns-repeated="2"/>
          <table:table-cell office:value-type="float" office:value="-0.29">
            <text:p>-0.29</text:p>
          </table:table-cell>
        </table:table-row>
        <table:table-row table:style-name="ro2">
          <table:table-cell office:value-type="float" office:value="2020">
            <text:p>2020</text:p>
          </table:table-cell>
          <table:table-cell office:value-type="string">
            <text:p>Q4</text:p>
          </table:table-cell>
          <table:table-cell office:value-type="string">
            <text:p>https://investor.gamestop.com/node/18661/html</text:p>
          </table:table-cell>
          <table:table-cell office:value-type="string">
            <text:p>https://investor.gamestop.com/news-releases/news-release-details/gamestop-reports-fourth-quarter-and-fiscal-2020-results</text:p>
          </table:table-cell>
          <table:table-cell table:style-name="ce1" office:value-type="date" office:date-value="2021-03-23">
            <text:p>2021-03-23</text:p>
          </table:table-cell>
          <table:table-cell table:style-name="ce1" office:value-type="date" office:date-value="2021-01-30">
            <text:p>2021-01-30</text:p>
          </table:table-cell>
          <table:table-cell office:value-type="float" office:value="2472.6">
            <text:p>2472.6</text:p>
          </table:table-cell>
          <table:table-cell office:value-type="float" office:value="2035.9">
            <text:p>2035.9</text:p>
          </table:table-cell>
          <table:table-cell office:value-type="float" office:value="436.7">
            <text:p>436.7</text:p>
          </table:table-cell>
          <table:table-cell office:value-type="float" office:value="2122.1">
            <text:p>2122.1</text:p>
          </table:table-cell>
          <table:table-cell office:value-type="float" office:value="1673.5">
            <text:p>1673.5</text:p>
          </table:table-cell>
          <table:table-cell table:style-name="ce2" office:value-type="float" office:value="448.6">
            <text:p>448.6</text:p>
          </table:table-cell>
          <table:table-cell office:value-type="float" office:value="18.8">
            <text:p>18.8</text:p>
          </table:table-cell>
          <table:table-cell office:value-type="float" office:value="80.5">
            <text:p>80.5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1.23">
            <text:p>1.23</text:p>
          </table:table-cell>
        </table:table-row>
        <table:table-row table:style-name="ro2">
          <table:table-cell office:value-type="float" office:value="2021">
            <text:p>2021</text:p>
          </table:table-cell>
          <table:table-cell office:value-type="string">
            <text:p>Q1</text:p>
          </table:table-cell>
          <table:table-cell office:value-type="string">
            <text:p>https://investor.gamestop.com/sec-filings/sec-filing/10-q/0001326380-21-000066</text:p>
          </table:table-cell>
          <table:table-cell office:value-type="string">
            <text:p>https://investor.gamestop.com/news-releases/news-release-details/gamestop-reports-financial-results-q2-2021</text:p>
          </table:table-cell>
          <table:table-cell table:style-name="ce1" office:value-type="date" office:date-value="2021-06-09">
            <text:p>2021-06-09</text:p>
          </table:table-cell>
          <table:table-cell table:style-name="ce1" office:value-type="date" office:date-value="2021-05-01">
            <text:p>2021-05-01</text:p>
          </table:table-cell>
          <table:table-cell office:value-type="float" office:value="2562.7">
            <text:p>2562.7</text:p>
          </table:table-cell>
          <table:table-cell office:value-type="float" office:value="1683.2">
            <text:p>1683.2</text:p>
          </table:table-cell>
          <table:table-cell office:value-type="float" office:value="879.5">
            <text:p>879.5</text:p>
          </table:table-cell>
          <table:table-cell office:value-type="float" office:value="1276.8">
            <text:p>1276.8</text:p>
          </table:table-cell>
          <table:table-cell office:value-type="float" office:value="946.7">
            <text:p>946.7</text:p>
          </table:table-cell>
          <table:table-cell table:style-name="ce2" office:value-type="float" office:value="330.1">
            <text:p>330.1</text:p>
          </table:table-cell>
          <table:table-cell office:value-type="float" office:value="-40.8">
            <text:p>-40.8</text:p>
          </table:table-cell>
          <table:table-cell office:value-type="float" office:value="-66.8">
            <text:p>-66.8</text:p>
          </table:table-cell>
          <table:table-cell office:value-type="float" office:value="66">
            <text:p>66</text:p>
          </table:table-cell>
          <table:table-cell table:number-columns-repeated="2"/>
          <table:table-cell office:value-type="float" office:value="-1.01">
            <text:p>-1.01</text:p>
          </table:table-cell>
        </table:table-row>
        <table:table-row table:style-name="ro2">
          <table:table-cell office:value-type="float" office:value="2021">
            <text:p>2021</text:p>
          </table:table-cell>
          <table:table-cell office:value-type="string">
            <text:p>Q2</text:p>
          </table:table-cell>
          <table:table-cell office:value-type="string">
            <text:p>https://investor.gamestop.com/sec-filings/sec-filing/10-q/0001326380-21-000090</text:p>
          </table:table-cell>
          <table:table-cell office:value-type="string">
            <text:p>https://investor.gamestop.com/news-releases/news-release-details/gamestop-reports-financial-results-q2-2021</text:p>
          </table:table-cell>
          <table:table-cell table:style-name="ce1" office:value-type="date" office:date-value="2021-09-08">
            <text:p>2021-09-08</text:p>
          </table:table-cell>
          <table:table-cell table:style-name="ce1" office:value-type="date" office:date-value="2021-07-31">
            <text:p>2021-07-31</text:p>
          </table:table-cell>
          <table:table-cell office:value-type="float" office:value="3545.8">
            <text:p>3545.8</text:p>
          </table:table-cell>
          <table:table-cell office:value-type="float" office:value="1693.8">
            <text:p>1693.8</text:p>
          </table:table-cell>
          <table:table-cell office:value-type="float" office:value="1852">
            <text:p>1852</text:p>
          </table:table-cell>
          <table:table-cell office:value-type="float" office:value="1183.4">
            <text:p>1183.4</text:p>
          </table:table-cell>
          <table:table-cell office:value-type="float" office:value="862.5">
            <text:p>862.5</text:p>
          </table:table-cell>
          <table:table-cell table:style-name="ce2" office:value-type="float" office:value="320.9">
            <text:p>320.9</text:p>
          </table:table-cell>
          <table:table-cell office:value-type="float" office:value="-58">
            <text:p>-58</text:p>
          </table:table-cell>
          <table:table-cell office:value-type="float" office:value="-61.6">
            <text:p>-61.6</text:p>
          </table:table-cell>
          <table:table-cell office:value-type="float" office:value="72.6">
            <text:p>72.6</text:p>
          </table:table-cell>
          <table:table-cell table:number-columns-repeated="2"/>
          <table:table-cell office:value-type="float" office:value="-0.85">
            <text:p>-0.85</text:p>
          </table:table-cell>
        </table:table-row>
        <table:table-row table:style-name="ro2">
          <table:table-cell office:value-type="float" office:value="2021">
            <text:p>2021</text:p>
          </table:table-cell>
          <table:table-cell office:value-type="string">
            <text:p>Q3</text:p>
          </table:table-cell>
          <table:table-cell office:value-type="string">
            <text:p>https://investor.gamestop.com/sec-filings/sec-filing/10-q/0001326380-21-000129</text:p>
          </table:table-cell>
          <table:table-cell office:value-type="string">
            <text:p>https://investor.gamestop.com/news-releases/news-release-details/gamestop-reports-financial-results-q3-2021</text:p>
          </table:table-cell>
          <table:table-cell table:style-name="ce1" office:value-type="date" office:date-value="2021-12-08">
            <text:p>2021-12-08</text:p>
          </table:table-cell>
          <table:table-cell table:style-name="ce1" office:value-type="date" office:date-value="2021-10-30">
            <text:p>2021-10-30</text:p>
          </table:table-cell>
          <table:table-cell office:value-type="float" office:value="3762">
            <text:p>3762</text:p>
          </table:table-cell>
          <table:table-cell office:value-type="float" office:value="2007.1">
            <text:p>2007.1</text:p>
          </table:table-cell>
          <table:table-cell office:value-type="float" office:value="1754.9">
            <text:p>1754.9</text:p>
          </table:table-cell>
          <table:table-cell office:value-type="float" office:value="1296.6">
            <text:p>1296.6</text:p>
          </table:table-cell>
          <table:table-cell office:value-type="float" office:value="978">
            <text:p>978</text:p>
          </table:table-cell>
          <table:table-cell table:style-name="ce2" office:value-type="float" office:value="318.6">
            <text:p>318.6</text:p>
          </table:table-cell>
          <table:table-cell office:value-type="float" office:value="-102.9">
            <text:p>-102.9</text:p>
          </table:table-cell>
          <table:table-cell office:value-type="float" office:value="-105.4">
            <text:p>-105.4</text:p>
          </table:table-cell>
          <table:table-cell office:value-type="float" office:value="75.9">
            <text:p>75.9</text:p>
          </table:table-cell>
          <table:table-cell office:value-type="float" office:value="5.2">
            <text:p>5.2</text:p>
          </table:table-cell>
          <table:table-cell office:value-type="string">
            <text:p>“ComputerShare”</text:p>
          </table:table-cell>
          <table:table-cell office:value-type="float" office:value="-1.39">
            <text:p>-1.39</text:p>
          </table:table-cell>
        </table:table-row>
        <table:table-row table:style-name="ro2">
          <table:table-cell office:value-type="float" office:value="2021">
            <text:p>2021</text:p>
          </table:table-cell>
          <table:table-cell office:value-type="string">
            <text:p>Q4</text:p>
          </table:table-cell>
          <table:table-cell office:value-type="string">
            <text:p>https://investor.gamestop.com/sec-filings/sec-filing/10-k/0001326380-22-000021</text:p>
          </table:table-cell>
          <table:table-cell office:value-type="string">
            <text:p>https://investor.gamestop.com/news-releases/news-release-details/gamestop-reports-fourth-quarter-and-fiscal-year-2021-results</text:p>
          </table:table-cell>
          <table:table-cell table:style-name="ce1" office:value-type="date" office:date-value="2022-03-17">
            <text:p>2022-03-17</text:p>
          </table:table-cell>
          <table:table-cell table:style-name="ce1" office:value-type="date" office:date-value="2022-01-29">
            <text:p>2022-01-29</text:p>
          </table:table-cell>
          <table:table-cell office:value-type="float" office:value="3499.3">
            <text:p>3499.3</text:p>
          </table:table-cell>
          <table:table-cell office:value-type="float" office:value="1896.6">
            <text:p>1896.6</text:p>
          </table:table-cell>
          <table:table-cell office:value-type="float" office:value="1602.5">
            <text:p>1602.5</text:p>
          </table:table-cell>
          <table:table-cell office:value-type="float" office:value="2253.9">
            <text:p>2253.9</text:p>
          </table:table-cell>
          <table:table-cell office:value-type="float" office:value="1875.7">
            <text:p>1875.7</text:p>
          </table:table-cell>
          <table:table-cell office:value-type="float" office:value="378.2">
            <text:p>378.2</text:p>
          </table:table-cell>
          <table:table-cell office:value-type="float" office:value="-166.8">
            <text:p>-166.8</text:p>
          </table:table-cell>
          <table:table-cell office:value-type="float" office:value="-147.5">
            <text:p>-147.5</text:p>
          </table:table-cell>
          <table:table-cell office:value-type="float" office:value="72.6">
            <text:p>72.6</text:p>
          </table:table-cell>
          <table:table-cell office:value-type="float" office:value="8.9">
            <text:p>8.9</text:p>
          </table:table-cell>
          <table:table-cell office:value-type="string">
            <text:p>“ComputerShare”</text:p>
          </table:table-cell>
          <table:table-cell office:value-type="float" office:value="-2">
            <text:p>-2</text:p>
          </table:table-cell>
        </table:table-row>
        <table:table-row table:style-name="ro2">
          <table:table-cell office:value-type="float" office:value="2022">
            <text:p>2022</text:p>
          </table:table-cell>
          <table:table-cell office:value-type="string">
            <text:p>Q1</text:p>
          </table:table-cell>
          <table:table-cell office:value-type="string">
            <text:p>https://investor.gamestop.com/sec-filings/sec-filing/10-q/0001326380-22-000072</text:p>
          </table:table-cell>
          <table:table-cell office:value-type="string">
            <text:p>https://investor.gamestop.com/news-releases/news-release-details/gamestop-reports-first-quarter-fiscal-year-2022-results</text:p>
          </table:table-cell>
          <table:table-cell table:number-columns-repeated="2" table:style-name="ce1" office:value-type="date" office:date-value="2022-06-01">
            <text:p>2022-06-01</text:p>
          </table:table-cell>
          <table:table-cell office:value-type="float" office:value="3125.5">
            <text:p>3125.5</text:p>
          </table:table-cell>
          <table:table-cell office:value-type="float" office:value="1674.8">
            <text:p>1674.8</text:p>
          </table:table-cell>
          <table:table-cell office:value-type="float" office:value="1450.7">
            <text:p>1450.7</text:p>
          </table:table-cell>
          <table:table-cell office:value-type="float" office:value="1378.4">
            <text:p>1378.4</text:p>
          </table:table-cell>
          <table:table-cell office:value-type="float" office:value="1079.9">
            <text:p>1079.9</text:p>
          </table:table-cell>
          <table:table-cell table:style-name="ce2" office:value-type="float" office:value="298.5">
            <text:p>298.5</text:p>
          </table:table-cell>
          <table:table-cell office:value-type="float" office:value="-153.7">
            <text:p>-153.7</text:p>
          </table:table-cell>
          <table:table-cell office:value-type="float" office:value="-157.9">
            <text:p>-157.9</text:p>
          </table:table-cell>
          <table:table-cell office:value-type="float" office:value="75.9">
            <text:p>75.9</text:p>
          </table:table-cell>
          <table:table-cell office:value-type="float" office:value="12.7">
            <text:p>12.7</text:p>
          </table:table-cell>
          <table:table-cell office:value-type="string">
            <text:p>“our transferr agent”</text:p>
          </table:table-cell>
          <table:table-cell office:value-type="float" office:value="-2.08">
            <text:p>-2.08</text:p>
          </table:table-cell>
        </table:table-row>
        <table:table-row table:style-name="ro2">
          <table:table-cell office:value-type="float" office:value="2022">
            <text:p>2022</text:p>
          </table:table-cell>
          <table:table-cell office:value-type="string">
            <text:p>Q2</text:p>
          </table:table-cell>
          <table:table-cell office:value-type="string">
            <text:p>https://investor.gamestop.com/sec-filings/sec-filing/10-q/0001326380-22-000126</text:p>
          </table:table-cell>
          <table:table-cell office:value-type="string">
            <text:p>https://investor.gamestop.com/news-releases/news-release-details/gamestop-reports-second-quarter-fiscal-year-2022-results</text:p>
          </table:table-cell>
          <table:table-cell table:style-name="ce1" office:value-type="date" office:date-value="2022-09-07">
            <text:p>2022-09-07</text:p>
          </table:table-cell>
          <table:table-cell table:style-name="ce1" office:value-type="date" office:date-value="2022-07-30">
            <text:p>2022-07-30</text:p>
          </table:table-cell>
          <table:table-cell office:value-type="float" office:value="2799.5">
            <text:p>2799.5</text:p>
          </table:table-cell>
          <table:table-cell office:value-type="float" office:value="1456">
            <text:p>1456</text:p>
          </table:table-cell>
          <table:table-cell office:value-type="float" office:value="1343.5">
            <text:p>1343.5</text:p>
          </table:table-cell>
          <table:table-cell office:value-type="float" office:value="1136">
            <text:p>1136</text:p>
          </table:table-cell>
          <table:table-cell office:value-type="float" office:value="853.8">
            <text:p>853.8</text:p>
          </table:table-cell>
          <table:table-cell table:style-name="ce2" office:value-type="float" office:value="282.2">
            <text:p>282.2</text:p>
          </table:table-cell>
          <table:table-cell office:value-type="float" office:value="-107.8">
            <text:p>-107.8</text:p>
          </table:table-cell>
          <table:table-cell office:value-type="float" office:value="-108.7">
            <text:p>-108.7</text:p>
          </table:table-cell>
          <table:table-cell office:value-type="float" office:value="304.2">
            <text:p>304.2</text:p>
          </table:table-cell>
          <table:table-cell office:value-type="float" office:value="71.3">
            <text:p>71.3</text:p>
          </table:table-cell>
          <table:table-cell office:value-type="string">
            <text:p>“our transferr agent”</text:p>
          </table:table-cell>
          <table:table-cell office:value-type="float" office:value="-0.36">
            <text:p>-0.36</text:p>
          </table:table-cell>
        </table:table-row>
        <table:table-row table:style-name="ro2">
          <table:table-cell office:value-type="float" office:value="2022">
            <text:p>2022</text:p>
          </table:table-cell>
          <table:table-cell office:value-type="string">
            <text:p>Q3</text:p>
          </table:table-cell>
          <table:table-cell office:value-type="string">
            <text:p>https://investor.gamestop.com/sec-filings/sec-filing/10-q/0001326380-22-000137</text:p>
          </table:table-cell>
          <table:table-cell office:value-type="string">
            <text:p>https://investor.gamestop.com/news-releases/news-release-details/gamestop-reports-third-quarter-fiscal-year-2022-results</text:p>
          </table:table-cell>
          <table:table-cell table:style-name="ce1" office:value-type="date" office:date-value="2022-12-07">
            <text:p>2022-12-07</text:p>
          </table:table-cell>
          <table:table-cell table:style-name="ce1" office:value-type="date" office:date-value="2022-10-29">
            <text:p>2022-10-29</text:p>
          </table:table-cell>
          <table:table-cell office:value-type="float" office:value="3322.5">
            <text:p>3322.5</text:p>
          </table:table-cell>
          <table:table-cell office:value-type="float" office:value="2077.5">
            <text:p>2077.5</text:p>
          </table:table-cell>
          <table:table-cell office:value-type="float" office:value="1245">
            <text:p>1245</text:p>
          </table:table-cell>
          <table:table-cell office:value-type="float" office:value="1186.4">
            <text:p>1186.4</text:p>
          </table:table-cell>
          <table:table-cell office:value-type="float" office:value="894.8">
            <text:p>894.8</text:p>
          </table:table-cell>
          <table:table-cell table:style-name="ce2" office:value-type="float" office:value="291.6">
            <text:p>291.6</text:p>
          </table:table-cell>
          <table:table-cell office:value-type="float" office:value="-96.3">
            <text:p>-96.3</text:p>
          </table:table-cell>
          <table:table-cell office:value-type="float" office:value="-94.7">
            <text:p>-94.7</text:p>
          </table:table-cell>
          <table:table-cell office:value-type="float" office:value="304.2">
            <text:p>304.2</text:p>
          </table:table-cell>
          <table:table-cell office:value-type="float" office:value="71.8">
            <text:p>71.8</text:p>
          </table:table-cell>
          <table:table-cell office:value-type="string">
            <text:p>“our transferr agent”</text:p>
          </table:table-cell>
          <table:table-cell office:value-type="float" office:value="-0.31">
            <text:p>-0.31</text:p>
          </table:table-cell>
        </table:table-row>
        <table:table-row table:style-name="ro2">
          <table:table-cell office:value-type="float" office:value="2022">
            <text:p>2022</text:p>
          </table:table-cell>
          <table:table-cell office:value-type="string">
            <text:p>Q4</text:p>
          </table:table-cell>
          <table:table-cell office:value-type="string">
            <text:p>https://investor.gamestop.com/sec-filings/sec-filing/10-k/0001326380-23-000019</text:p>
          </table:table-cell>
          <table:table-cell office:value-type="string">
            <text:p>https://investor.gamestop.com/news-releases/news-release-details/gamestop-reports-fourth-quarter-and-fiscal-year-2022-results</text:p>
          </table:table-cell>
          <table:table-cell table:style-name="ce1" office:value-type="date" office:date-value="2023-03-28">
            <text:p>2023-03-28</text:p>
          </table:table-cell>
          <table:table-cell table:style-name="ce1" office:value-type="date" office:date-value="2023-01-28">
            <text:p>2023-01-28</text:p>
          </table:table-cell>
          <table:table-cell office:value-type="float" office:value="3113.4">
            <text:p>3113.4</text:p>
          </table:table-cell>
          <table:table-cell office:value-type="float" office:value="1791.1">
            <text:p>1791.1</text:p>
          </table:table-cell>
          <table:table-cell office:value-type="float" office:value="1322.3">
            <text:p>1322.3</text:p>
          </table:table-cell>
          <table:table-cell office:value-type="float" office:value="2226.4">
            <text:p>2226.4</text:p>
          </table:table-cell>
          <table:table-cell office:value-type="float" office:value="1726.6">
            <text:p>1726.6</text:p>
          </table:table-cell>
          <table:table-cell office:value-type="float" office:value="499.799999999999">
            <text:p>499.8</text:p>
          </table:table-cell>
          <table:table-cell office:value-type="float" office:value="46.2">
            <text:p>46.2</text:p>
          </table:table-cell>
          <table:table-cell office:value-type="float" office:value="48.2">
            <text:p>48.2</text:p>
          </table:table-cell>
          <table:table-cell office:value-type="float" office:value="304.2">
            <text:p>304.2</text:p>
          </table:table-cell>
          <table:table-cell office:value-type="float" office:value="76">
            <text:p>76</text:p>
          </table:table-cell>
          <table:table-cell table:style-name="ce3" office:value-type="string">
            <text:p>Our Class A Common Stock is traded on the New York Stock Exchange (“NYSE”) under the symbol “GME”. As of March 22, 2023, there were 197,058 record holders of our Class A Common Stock. Excluding the approximately 228.7 million shares of our Class A Common Stock held by Cede &amp; Co on behalf of the Depository Trust &amp; Clearing Corporation (or approximately 75% of our outstanding shares), approximately 76.0 million shares of our Class A Common Stock were held by record holders as of March 22, 2023 (or approximately 25% of our outstanding shares). </text:p>
          </table:table-cell>
          <table:table-cell office:value-type="float" office:value="1.72">
            <text:p>1.72</text:p>
          </table:table-cell>
        </table:table-row>
        <table:table-row table:style-name="ro2">
          <table:table-cell office:value-type="float" office:value="2023">
            <text:p>2023</text:p>
          </table:table-cell>
          <table:table-cell office:value-type="string">
            <text:p>Q1</text:p>
          </table:table-cell>
          <table:table-cell office:value-type="string">
            <text:p>https://investor.gamestop.com/sec-filings/sec-filing/10-q/0001326380-23-000028</text:p>
          </table:table-cell>
          <table:table-cell office:value-type="string">
            <text:p>https://investor.gamestop.com/news-releases/news-release-details/gamestop-discloses-first-quarter-2023-results</text:p>
          </table:table-cell>
          <table:table-cell table:style-name="ce1" office:value-type="date" office:date-value="2023-06-07">
            <text:p>2023-06-07</text:p>
          </table:table-cell>
          <table:table-cell table:style-name="ce1" office:value-type="date" office:date-value="2023-04-29">
            <text:p>2023-04-29</text:p>
          </table:table-cell>
          <table:table-cell office:value-type="float" office:value="3070.2">
            <text:p>3070.2</text:p>
          </table:table-cell>
          <table:table-cell office:value-type="float" office:value="1798.6">
            <text:p>1798.6</text:p>
          </table:table-cell>
          <table:table-cell office:value-type="float" office:value="1271.6">
            <text:p>1271.6</text:p>
          </table:table-cell>
          <table:table-cell office:value-type="float" office:value="1237.1">
            <text:p>1237.1</text:p>
          </table:table-cell>
          <table:table-cell office:value-type="float" office:value="949.8">
            <text:p>949.8</text:p>
          </table:table-cell>
          <table:table-cell table:style-name="ce2" office:value-type="float" office:value="287.3">
            <text:p>287.3</text:p>
          </table:table-cell>
          <table:table-cell office:value-type="float" office:value="-58.4">
            <text:p>-58.4</text:p>
          </table:table-cell>
          <table:table-cell office:value-type="float" office:value="-50.5">
            <text:p>-50.5</text:p>
          </table:table-cell>
          <table:table-cell office:value-type="float" office:value="304.5">
            <text:p>304.5</text:p>
          </table:table-cell>
          <table:table-cell office:value-type="float" office:value="76.6">
            <text:p>76.6</text:p>
          </table:table-cell>
          <table:table-cell table:style-name="ce3" office:value-type="string">
            <text:p>As of June 1, 2023, there were approximately 304,751,243 shares of our Class A common stock outstanding. Of those outstanding shares, approximately 228.1 million were held by Cede &amp; Co on behalf of the Depository Trust &amp; Clearing Corporation (or approximately 75% of our outstanding shares) and approximately 76.6 million shares of our Class A common stock were held by registered holders with our transfer agent (or approximately 25% of our outstanding shares) as of June 1, 2023. </text:p>
          </table:table-cell>
          <table:table-cell office:value-type="float" office:value="-0.17">
            <text:p>-0.17</text:p>
          </table:table-cell>
        </table:table-row>
        <table:table-row table:style-name="ro2">
          <table:table-cell office:value-type="float" office:value="2023">
            <text:p>2023</text:p>
          </table:table-cell>
          <table:table-cell office:value-type="string">
            <text:p>Q2</text:p>
          </table:table-cell>
          <table:table-cell office:value-type="string">
            <text:p>https://gamestop.gcs-web.com/sec-filings/sec-filing/10-q/0001326380-23-000047</text:p>
          </table:table-cell>
          <table:table-cell office:value-type="string">
            <text:p>https://gamestop.gcs-web.com/news-releases/news-release-details/gamestop-discloses-second-quarter-2023-results</text:p>
          </table:table-cell>
          <table:table-cell table:style-name="ce1" office:value-type="date" office:date-value="2023-09-06">
            <text:p>2023-09-06</text:p>
          </table:table-cell>
          <table:table-cell table:style-name="ce1" office:value-type="date" office:date-value="2023-07-29">
            <text:p>2023-07-29</text:p>
          </table:table-cell>
          <table:table-cell office:value-type="float" office:value="2803.7">
            <text:p>2803.7</text:p>
          </table:table-cell>
          <table:table-cell office:value-type="float" office:value="1536.5">
            <text:p>1536.5</text:p>
          </table:table-cell>
          <table:table-cell office:value-type="float" office:value="1267.2">
            <text:p>1267.2</text:p>
          </table:table-cell>
          <table:table-cell office:value-type="float" office:value="1163.8">
            <text:p>1163.8</text:p>
          </table:table-cell>
          <table:table-cell office:value-type="float" office:value="857.9">
            <text:p>857.9</text:p>
          </table:table-cell>
          <table:table-cell table:style-name="ce2" office:value-type="float" office:value="305.9">
            <text:p>305.9</text:p>
          </table:table-cell>
          <table:table-cell office:value-type="float" office:value="-16.6">
            <text:p>-16.6</text:p>
          </table:table-cell>
          <table:table-cell office:value-type="float" office:value="-2.8">
            <text:p>-2.8</text:p>
          </table:table-cell>
          <table:table-cell office:value-type="float" office:value="304.8">
            <text:p>304.8</text:p>
          </table:table-cell>
          <table:table-cell office:value-type="float" office:value="75.4">
            <text:p>75.4</text:p>
          </table:table-cell>
          <table:table-cell table:style-name="ce3" office:value-type="string">
            <text:p>As of August 31, 2023, there were approximately 305,241,294 shares of our Class A common stock outstanding. Of those outstanding shares, approximately 229.8 million were held by Cede &amp; Co on behalf of the Depository Trust &amp; Clearing Corporation (or approximately 75% of our outstanding shares) and approximately 75.4 million shares of our Class A common stock were held by registered holders with our transfer agent (or approximately 25% of our outstanding shares) as of August 31, 2023. </text:p>
          </table:table-cell>
          <table:table-cell office:value-type="float" office:value="-0.01">
            <text:p>-0.01</text:p>
          </table:table-cell>
        </table:table-row>
        <table:table-row table:style-name="ro2" table:number-rows-repeated="1048547">
          <table:table-cell table:number-columns-repeated="18"/>
        </table:table-row>
        <table:table-row table:style-name="ro3" table:number-rows-repeated="13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Sheet3" table:style-name="ta1" table:print="false">
        <table:table-column table:style-name="co10" table:number-columns-repeated="18" table:default-cell-style-name="Default"/>
        <table:table-row table:style-name="ro4">
          <table:table-cell office:value-type="string">
            <text:p>year</text:p>
          </table:table-cell>
          <table:table-cell office:value-type="string">
            <text:p>quarter</text:p>
          </table:table-cell>
          <table:table-cell office:value-type="string">
            <text:p>10Q</text:p>
          </table:table-cell>
          <table:table-cell office:value-type="string">
            <text:p>NewsRelease</text:p>
          </table:table-cell>
          <table:table-cell office:value-type="string">
            <text:p>Filing <text:s/>date</text:p>
          </table:table-cell>
          <table:table-cell office:value-type="string">
            <text:p>report date</text:p>
          </table:table-cell>
          <table:table-cell office:value-type="string">
            <text:p>Assets (milions)</text:p>
          </table:table-cell>
          <table:table-cell office:value-type="string">
            <text:p>liabilities</text:p>
          </table:table-cell>
          <table:table-cell office:value-type="string">
            <text:p>Stockholder Equity</text:p>
          </table:table-cell>
          <table:table-cell office:value-type="string">
            <text:p>Net sales</text:p>
          </table:table-cell>
          <table:table-cell office:value-type="string">
            <text:p>cost of sales</text:p>
          </table:table-cell>
          <table:table-cell office:value-type="string">
            <text:p>gross profit</text:p>
          </table:table-cell>
          <table:table-cell office:value-type="string">
            <text:p>Operating loss / earnings</text:p>
          </table:table-cell>
          <table:table-cell office:value-type="string">
            <text:p>Net Gain / Loss</text:p>
          </table:table-cell>
          <table:table-cell office:value-type="string">
            <text:p>Weighted Average Shares Outstanding</text:p>
          </table:table-cell>
          <table:table-cell office:value-type="string">
            <text:p>DRS</text:p>
          </table:table-cell>
          <table:table-cell office:value-type="string">
            <text:p>comment</text:p>
          </table:table-cell>
          <table:table-cell office:value-type="string">
            <text:p>Net earnings / losses <text:s/>per share</text:p>
          </table:table-cell>
        </table:table-row>
        <table:table-row table:style-name="ro4">
          <table:table-cell table:number-columns-repeated="18"/>
        </table:table-row>
        <table:table-row table:style-name="ro4">
          <table:table-cell office:value-type="float" office:value="2021">
            <text:p>2021</text:p>
          </table:table-cell>
          <table:table-cell office:value-type="string">
            <text:p>Q4</text:p>
          </table:table-cell>
          <table:table-cell office:value-type="string">
            <text:p>https://investor.gamestop.com/sec-filings/sec-filing/10-k/0001326380-22-000021</text:p>
          </table:table-cell>
          <table:table-cell office:value-type="string">
            <text:p>https://investor.gamestop.com/news-releases/news-release-details/gamestop-reports-fourth-quarter-and-fiscal-year-2021-results</text:p>
          </table:table-cell>
          <table:table-cell table:style-name="ce1" office:value-type="date" office:date-value="2022-03-17">
            <text:p>2022-03-17</text:p>
          </table:table-cell>
          <table:table-cell table:style-name="ce1" office:value-type="date" office:date-value="2022-01-29">
            <text:p>2022-01-29</text:p>
          </table:table-cell>
          <table:table-cell office:value-type="float" office:value="3499.3">
            <text:p>3499.3</text:p>
          </table:table-cell>
          <table:table-cell office:value-type="float" office:value="1896.6">
            <text:p>1896.6</text:p>
          </table:table-cell>
          <table:table-cell office:value-type="float" office:value="1602.5">
            <text:p>1602.5</text:p>
          </table:table-cell>
          <table:table-cell office:value-type="float" office:value="6010.7">
            <text:p>6010.7</text:p>
          </table:table-cell>
          <table:table-cell office:value-type="float" office:value="4662.9">
            <text:p>4662.9</text:p>
          </table:table-cell>
          <table:table-cell table:style-name="ce2" office:value-type="float" office:value="1347.8">
            <text:p>1347.8</text:p>
          </table:table-cell>
          <table:table-cell office:value-type="float" office:value="-368.5">
            <text:p>-368.5</text:p>
          </table:table-cell>
          <table:table-cell office:value-type="float" office:value="-381.3">
            <text:p>-381.3</text:p>
          </table:table-cell>
          <table:table-cell office:value-type="float" office:value="72.6">
            <text:p>72.6</text:p>
          </table:table-cell>
          <table:table-cell office:value-type="float" office:value="8.9">
            <text:p>8.9</text:p>
          </table:table-cell>
          <table:table-cell office:value-type="string">
            <text:p>“ComputerShare”</text:p>
          </table:table-cell>
          <table:table-cell office:value-type="float" office:value="-5.25">
            <text:p>-5.25</text:p>
          </table:table-cell>
        </table:table-row>
        <table:table-row table:style-name="ro4">
          <table:table-cell office:value-type="float" office:value="2022">
            <text:p>2022</text:p>
          </table:table-cell>
          <table:table-cell office:value-type="string">
            <text:p>Q4</text:p>
          </table:table-cell>
          <table:table-cell office:value-type="string">
            <text:p>https://investor.gamestop.com/sec-filings/sec-filing/10-k/0001326380-23-000019</text:p>
          </table:table-cell>
          <table:table-cell office:value-type="string">
            <text:p>https://investor.gamestop.com/news-releases/news-release-details/gamestop-reports-fourth-quarter-and-fiscal-year-2022-results</text:p>
          </table:table-cell>
          <table:table-cell table:style-name="ce1" office:value-type="date" office:date-value="2023-03-28">
            <text:p>2023-03-28</text:p>
          </table:table-cell>
          <table:table-cell table:style-name="ce1" office:value-type="date" office:date-value="2023-01-28">
            <text:p>2023-01-28</text:p>
          </table:table-cell>
          <table:table-cell office:value-type="float" office:value="3113.4">
            <text:p>3113.4</text:p>
          </table:table-cell>
          <table:table-cell office:value-type="float" office:value="1791.1">
            <text:p>1791.1</text:p>
          </table:table-cell>
          <table:table-cell office:value-type="float" office:value="1322.3">
            <text:p>1322.3</text:p>
          </table:table-cell>
          <table:table-cell office:value-type="float" office:value="5927.2">
            <text:p>5927.2</text:p>
          </table:table-cell>
          <table:table-cell office:value-type="float" office:value="4555.1">
            <text:p>4555.1</text:p>
          </table:table-cell>
          <table:table-cell table:style-name="ce2" office:value-type="float" office:value="1372.1">
            <text:p>1372.1</text:p>
          </table:table-cell>
          <table:table-cell office:value-type="float" office:value="-311.6">
            <text:p>-311.6</text:p>
          </table:table-cell>
          <table:table-cell office:value-type="float" office:value="-313.1">
            <text:p>-313.1</text:p>
          </table:table-cell>
          <table:table-cell office:value-type="float" office:value="304.2">
            <text:p>304.2</text:p>
          </table:table-cell>
          <table:table-cell office:value-type="float" office:value="76">
            <text:p>76</text:p>
          </table:table-cell>
          <table:table-cell table:style-name="ce3" office:value-type="string">
            <text:p>Our Class A Common Stock is traded on the New York Stock Exchange (“NYSE”) under the symbol “GME”. As of March 22, 2023, there were 197,058 record holders of our Class A Common Stock. Excluding the approximately 228.7 million shares of our Class A Common Stock held by Cede &amp; Co on behalf of the Depository Trust &amp; Clearing Corporation (or approximately 75% of our outstanding shares), approximately 76.0 million shares of our Class A Common Stock were held by record holders as of March 22, 2023 (or approximately 25% of our outstanding shares). </text:p>
          </table:table-cell>
          <table:table-cell office:value-type="float" office:value="-1.03">
            <text:p>-1.03</text:p>
          </table:table-cell>
        </table:table-row>
        <table:table-row table:style-name="ro4" table:number-rows-repeated="1048571">
          <table:table-cell table:number-columns-repeated="18"/>
        </table:table-row>
        <table:table-row table:style-name="ro4">
          <table:table-cell table:number-columns-repeated="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27">2023-09-27</text:date>, <text:time>23:4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b</meta:initial-creator>
    <meta:creation-date>2023-09-27T16:40:31.81</meta:creation-date>
    <dc:date>2023-09-27T23:40:53.13</dc:date>
    <dc:creator>a b</dc:creator>
    <meta:editing-duration>PT6H29M58S</meta:editing-duration>
    <meta:editing-cycles>6</meta:editing-cycles>
    <meta:generator>OpenOffice/4.1.7$Win32 OpenOffice.org_project/417m1$Build-9800</meta:generator>
    <meta:document-statistic meta:table-count="3" meta:cell-count="653" meta:object-count="0"/>
  </office:meta>
</office:document-meta>
</file>